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Cambria"/>
    </style:style>
    <style:style style:name="P2" style:family="paragraph" style:parent-style-name="Table_20_Contents">
      <style:text-properties officeooo:rsid="00196fbb" officeooo:paragraph-rsid="00196fbb" style:font-name-asian="Cambria"/>
    </style:style>
    <style:style style:name="P3" style:family="paragraph" style:parent-style-name="Table_20_Contents">
      <style:text-properties officeooo:rsid="001eaea1" officeooo:paragraph-rsid="00224c56" style:font-name-asian="Cambria"/>
    </style:style>
    <style:style style:name="P4" style:family="paragraph" style:parent-style-name="Table_20_Contents">
      <style:text-properties officeooo:paragraph-rsid="00224c56" style:font-name-asian="Cambria"/>
    </style:style>
    <style:style style:name="P5" style:family="paragraph" style:parent-style-name="Table_20_Contents">
      <style:text-properties officeooo:paragraph-rsid="00196fbb"/>
    </style:style>
    <style:style style:name="P6" style:family="paragraph" style:parent-style-name="Table_20_Contents">
      <style:text-properties officeooo:rsid="00196fbb" officeooo:paragraph-rsid="00196fbb"/>
    </style:style>
    <style:style style:name="P7" style:family="paragraph" style:parent-style-name="Table_20_Contents">
      <style:text-properties officeooo:rsid="00200961" officeooo:paragraph-rsid="00200961"/>
    </style:style>
    <style:style style:name="P8" style:family="paragraph" style:parent-style-name="Table_20_Contents">
      <style:text-properties officeooo:rsid="001eaea1" officeooo:paragraph-rsid="00214aeb"/>
    </style:style>
    <style:style style:name="P9" style:family="paragraph" style:parent-style-name="Table_20_Contents">
      <style:text-properties officeooo:paragraph-rsid="0023540a"/>
    </style:style>
    <style:style style:name="P10" style:family="paragraph" style:parent-style-name="Text_20_body">
      <style:paragraph-properties fo:break-before="page"/>
      <style:text-properties officeooo:rsid="001a2422"/>
    </style:style>
    <style:style style:name="P11" style:family="paragraph" style:parent-style-name="Text_20_body">
      <style:text-properties officeooo:rsid="001a2422"/>
    </style:style>
    <style:style style:name="P12" style:family="paragraph" style:parent-style-name="Text_20_body">
      <style:text-properties officeooo:rsid="001a2422" officeooo:paragraph-rsid="001a2422"/>
    </style:style>
    <style:style style:name="P13" style:family="paragraph" style:parent-style-name="Text_20_body">
      <style:text-properties officeooo:rsid="001bbf4c" officeooo:paragraph-rsid="001bbf4c"/>
    </style:style>
    <style:style style:name="P14" style:family="paragraph" style:parent-style-name="Standard" style:master-page-name="Standard">
      <style:paragraph-properties style:page-number="auto" fo:break-before="page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1f0d74"/>
    </style:style>
    <style:style style:name="T3" style:family="text">
      <style:text-properties officeooo:rsid="00224c56"/>
    </style:style>
    <style:style style:name="T4" style:family="text">
      <style:text-properties officeooo:rsid="0024795d"/>
    </style:style>
    <style:style style:name="T5" style:family="text">
      <style:text-properties officeooo:rsid="0024b019"/>
    </style:style>
    <style:style style:name="T6" style:family="text">
      <style:text-properties officeooo:rsid="0025ad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h text:style-name="P15" text:outline-level="1">COMPTE RENDU REUNION <text:span text:style-name="T5">INTERNE</text:span> – 23/10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6">BATTISTA Yann</text:p>
          </table:table-cell>
          <table:table-cell table:style-name="Auteurs.B2" office:value-type="string">
            <text:p text:style-name="P7">GUIEU Christophe</text:p>
            <text:p text:style-name="P8">RASOLO Guillaume</text:p>
            <text:p text:style-name="P8">PLONG Michael</text:p>
            <text:p text:style-name="P4">BEN NASR Riadh</text:p>
            <text:p text:style-name="P3">MIRETTI Yoan</text:p>
          </table:table-cell>
          <table:table-cell table:style-name="Auteurs.C2" office:value-type="string">
            <text:p text:style-name="P9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23/10</text:p>
          </table:table-cell>
          <table:table-cell table:style-name="Auteurs.B3" office:value-type="string">
            <text:p text:style-name="Table_20_Contents">Approuvé le :<text:span text:style-name="T3">24/10</text:span>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P5">M. <text:span text:style-name="T1">Novelli</text:span>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1">BEN NASR Riadh</text:p>
            <text:p text:style-name="P2">GUIEU Christophe</text:p>
            <text:p text:style-name="P1">MIRETTI Yoan</text:p>
            <text:p text:style-name="P1">PLONG Michael</text:p>
            <text:p text:style-name="P1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P6">BATTISTA Yann</text:p>
          </table:table-cell>
          <table:table-cell table:style-name="historique.C2" office:value-type="string">
            <text:p text:style-name="Table_20_Contents">23/10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ext:p text:style-name="P10">Lors de la réunion interne du 23/10/2013 plusieurs points ont été abordés.</text:p>
      <text:p text:style-name="P11"/>
      <text:p text:style-name="P12">Le groupe de travail se demandait s<text:span text:style-name="T4">i </text:span>il était nécessaire que chaque membre du groupe vérifie le code produit lors de l'itération.</text:p>
      <text:p text:style-name="P12">Il a été répondu que, même si le code ne devait pas nécessairement être revu par chaque membre du groupe, il était impératif que le code compile et fonctionne <text:span text:style-name="T6">après chaque modification</text:span>. La manière dont c'est assuré ne dépend que du groupe.</text:p>
      <text:p text:style-name="P13"/>
      <text:p text:style-name="P13">D'autre part, l'équipe de développement se demandait si les fiches d'itérations doivent contenir l'heure de début et de fin en plus de la date.</text:p>
      <text:p text:style-name="P13">En réponse, M. Novelli indique qu'il n'est pas nécessaire d'avoir l'heure sur les fiches d'itération. Mais si l'heure est jugée utile par le groupe, elle peut être rajouté<text:span text:style-name="T2">e</text:span>.</text:p>
      <text:p text:style-name="P13"/>
      <text:p text:style-name="P13">Finalement, les membres du groupe ont demandé des précisions concernant la date de rendu de la liste globale des taches à réaliser.</text:p>
      <text:p text:style-name="P13">En réponse, il a été indiqué que cette liste devrait être fournie avant la fin de la semaine, le plus tôt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16:45</meta:creation-date>
    <dc:date>2013-10-24T15:13:52.89</dc:date>
    <dc:creator>Yann Battista</dc:creator>
    <meta:editing-duration>PT25M54S</meta:editing-duration>
    <meta:editing-cycles>17</meta:editing-cycles>
    <meta:generator>LibreOffice/4.0.5.2$Windows_x86 LibreOffice_project/5464147a081647a250913f19c0715bca595af2f</meta:generator>
    <meta:document-statistic meta:table-count="4" meta:image-count="0" meta:object-count="0" meta:page-count="2" meta:paragraph-count="44" meta:word-count="243" meta:character-count="1447" meta:non-whitespace-character-count="1247"/>
  </office:meta>
</office:document-meta>
</file>